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22.1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fo:background-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4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alcul gain pour INA121</text:p>
          </table:table-cell>
          <table:table-cell table:style-name="ce1" table:number-columns-repeated="2"/>
          <table:table-cell/>
          <table:table-cell table:style-name="ce5" office:value-type="string" calcext:value-type="string">
            <text:p>calcul du filtre passe bas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gain</text:p>
          </table:table-cell>
          <table:table-cell/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freq-3dB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table:formula="of:=1+([.$A$3]/[.B3])" office:value-type="float" office:value="501" calcext:value-type="float">
            <text:p>501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 table:style-name="ce7" office:value-type="float" office:value="0.000000001" calcext:value-type="float">
            <text:p>1,00E-09</text:p>
          </table:table-cell>
          <table:table-cell table:style-name="ce3" table:formula="of:=[.F3]*10" office:value-type="float" office:value="0.00000001" calcext:value-type="float">
            <text:p>1E-08</text:p>
          </table:table-cell>
          <table:table-cell table:formula="of:=1/(4*PI()*[.E3]*([.G3]+([.F3]/2)))" office:value-type="float" office:value="34.4491218813626" calcext:value-type="float">
            <text:p>34,4491218813626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1+([.$A$3]/[.B4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1+([.$A$3]/[.B5])" office:value-type="float" office:value="167.666666666667" calcext:value-type="float">
            <text:p>167,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1+([.$A$3]/[.B6])" office:value-type="float" office:value="107.382978723404" calcext:value-type="float">
            <text:p>107,38297872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1+([.$A$3]/[.B7])" office:value-type="float" office:value="103.040816326531" calcext:value-type="float">
            <text:p>103,04081632653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10" calcext:value-type="float">
            <text:p>510</text:p>
          </table:table-cell>
          <table:table-cell table:style-name="ce3" table:formula="of:=1+([.$A$3]/[.B8])" office:value-type="float" office:value="99.0392156862745" calcext:value-type="float">
            <text:p>99,0392156862745</text:p>
          </table:table-cell>
          <table:table-cell table:number-columns-repeated="6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4:05:23.591283800</meta:creation-date>
    <dc:date>2020-03-12T16:02:32.914446031</dc:date>
    <meta:editing-duration>PT1H24M38S</meta:editing-duration>
    <meta:editing-cycles>4</meta:editing-cycles>
    <meta:generator>LibreOffice/5.2.7.2$Linux_ARM_EABI LibreOffice_project/20m0$Build-2</meta:generator>
    <meta:document-statistic meta:table-count="1" meta:cell-count="26" meta:object-count="0"/>
  </office:meta>
</office:document-meta>
</file>